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kage annual_usage;</text:p>
      <text:p text:style-name="P1">import java.io.IOException;</text:p>
      <text:p text:style-name="P1">import java.util.StringTokenizer;</text:p>
      <text:p text:style-name="P1"/>
      <text:p text:style-name="P1">import org.apache.hadoop.conf.Configuration;</text:p>
      <text:p text:style-name="P1">import org.apache.hadoop.fs.Path;</text:p>
      <text:p text:style-name="P1">import org.apache.hadoop.io.IntWritable;</text:p>
      <text:p text:style-name="P1">import org.apache.hadoop.io.Text;</text:p>
      <text:p text:style-name="P1">import org.apache.hadoop.mapreduce.Job;</text:p>
      <text:p text:style-name="P1">import org.apache.hadoop.mapreduce.Mapper;</text:p>
      <text:p text:style-name="P1">import org.apache.hadoop.mapreduce.Reducer;</text:p>
      <text:p text:style-name="P1">import org.apache.hadoop.mapreduce.lib.input.FileInputFormat;</text:p>
      <text:p text:style-name="P1">import org.apache.hadoop.mapreduce.lib.output.FileOutputFormat;</text:p>
      <text:p text:style-name="P1"/>
      <text:p text:style-name="P1">public class annual_usage{</text:p>
      <text:p text:style-name="P1"/>
      <text:p text:style-name="P1"><text:s text:c="2"/>public static class TMapper extends Mapper&lt;Object, Text, Text, IntWritable&gt;{</text:p>
      <text:p text:style-name="P1"/>
      <text:p text:style-name="P1"/>
      <text:p text:style-name="P1"><text:s text:c="4"/>public void map(Object key, Text value, Context context) throws IOException, InterruptedException {</text:p>
      <text:p text:style-name="P1"><text:s text:c="6"/>StringTokenizer itr = new StringTokenizer(value.toString());</text:p>
      <text:p text:style-name="P1"><text:s text:c="6"/>String year = itr.nextToken();</text:p>
      <text:p text:style-name="P1"><text:s text:c="6"/>Text word = new Text();</text:p>
      <text:p text:style-name="P1"><text:s text:c="6"/>String lasttoken = "" ;</text:p>
      <text:p text:style-name="P1"><text:s text:c="6"/>while (itr.hasMoreTokens()) {</text:p>
      <text:p text:style-name="P1"><text:s text:c="8"/>lasttoken = itr.nextToken();</text:p>
      <text:p text:style-name="P1"><text:s text:c="8"/></text:p>
      <text:p text:style-name="P1"><text:s text:c="6"/>}</text:p>
      <text:p text:style-name="P1"><text:s text:c="6"/>word.set(year);</text:p>
      <text:p text:style-name="P1"><text:s text:c="6"/>int avgprice = Integer.parseInt(lasttoken);</text:p>
      <text:p text:style-name="P1"><text:s text:c="6"/>context.write(word, new IntWritable(avgprice));</text:p>
      <text:p text:style-name="P1"><text:s text:c="4"/>}</text:p>
      <text:p text:style-name="P1"><text:s text:c="2"/>}</text:p>
      <text:p text:style-name="P1"/>
      <text:p text:style-name="P1"><text:s text:c="2"/>public static class IntReducer</text:p>
      <text:p text:style-name="P1"><text:s text:c="7"/>extends Reducer&lt;Text,IntWritable,Text,IntWritable&gt; {</text:p>
      <text:p text:style-name="P1"><text:s text:c="4"/>public void reduce(Text key, Iterable&lt;IntWritable&gt; values,</text:p>
      <text:p text:style-name="P1"><text:s text:c="23"/>Context context</text:p>
      <text:p text:style-name="P1"><text:s text:c="23"/>) throws IOException, InterruptedException {</text:p>
      <text:p text:style-name="P1"><text:s text:c="4"/><text:tab/>final IntWritable maxavg = new IntWritable(35);</text:p>
      <text:p text:style-name="P1"><text:s text:c="6"/></text:p>
      <text:p text:style-name="P1"><text:s text:c="3"/></text:p>
      <text:p text:style-name="P1"><text:s text:c="8"/>for (IntWritable val : values) {</text:p>
      <text:p text:style-name="P1"><text:s text:c="13"/>if (val.compareTo(maxavg)&lt;0 ){</text:p>
      <text:p text:style-name="P1"><text:s text:c="12"/><text:tab/> context.write(key, new IntWritable(val.get()));</text:p>
      <text:p text:style-name="P1"><text:s text:c="13"/>}</text:p>
      <text:p text:style-name="P1"><text:s text:c="11"/>}</text:p>
      <text:p text:style-name="P1"><text:s text:c="10"/></text:p>
      <text:p text:style-name="P1"><text:s text:c="4"/>}</text:p>
      <text:p text:style-name="P1"><text:s text:c="2"/>}</text:p>
      <text:p text:style-name="P1"/>
      <text:p text:style-name="P1"><text:s text:c="2"/>public static void main(String[] args) throws Exception {</text:p>
      <text:p text:style-name="P1"/>
      <text:p text:style-name="P1"><text:s text:c="4"/></text:p>
      <text:p text:style-name="P1"><text:tab/> <text:s text:c="3"/>Configuration conf = new Configuration();</text:p>
      <text:p text:style-name="P1"><text:tab/> <text:s text:c="3"/>Job job = Job.getInstance(conf);</text:p>
      <text:p text:style-name="P1"><text:tab/> <text:s text:c="3"/>job.setJarByClass(annual_usage.class);</text:p>
      <text:p text:style-name="P1"><text:tab/> <text:s text:c="3"/>job.setMapperClass(TMapper.class);</text:p>
      <text:p text:style-name="P1"><text:tab/> <text:s text:c="3"/>job.setCombinerClass(IntReducer.class);</text:p>
      <text:p text:style-name="P1"><text:tab/> <text:s text:c="3"/>job.setReducerClass(IntReducer.class);</text:p>
      <text:p text:style-name="P1"><text:tab/> <text:s text:c="3"/>job.setOutputKeyClass(Text.class);</text:p>
      <text:p text:style-name="P1"><text:tab/> <text:s text:c="3"/>job.setOutputValueClass(IntWritable.class);</text:p>
      <text:p text:style-name="P1"><text:tab/> <text:s text:c="3"/>FileInputFormat.addInputPath(job, new Path(args[0]));</text:p>
      <text:p text:style-name="P1"><text:tab/> <text:s text:c="3"/>FileOutputFormat.setOutputPath(job, new Path(args[1]));</text:p>
      <text:p text:style-name="P1"><text:tab/> <text:s text:c="3"/>System.exit(job.waitForCompletion(true) ? 0 : 1)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00:16:30.075302181</meta:creation-date>
    <dc:date>2021-05-04T00:51:22.532559736</dc:date>
    <meta:editing-duration>PT24M42S</meta:editing-duration>
    <meta:editing-cycles>1</meta:editing-cycles>
    <meta:document-statistic meta:table-count="0" meta:image-count="0" meta:object-count="0" meta:page-count="1" meta:paragraph-count="59" meta:word-count="162" meta:character-count="2148" meta:non-whitespace-character-count="1747"/>
    <meta:generator>LibreOffice/6.4.4.2$Linux_X86_64 LibreOffice_project/40$Build-2</meta:generator>
  </office:meta>
</office:document-meta>
</file>